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officeooo:rsid="0004724d" officeooo:paragraph-rsid="0004724d"/>
    </style:style>
    <style:style style:name="P2" style:family="paragraph" style:parent-style-name="Standard" style:list-style-name="L1">
      <style:text-properties officeooo:rsid="0004724d" officeooo:paragraph-rsid="0004724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render 2016 Secundaria 5y6</text:p>
      <text:p text:style-name="P1"/>
      <text:list text:style-name="L1">
        <text:list-item>
          <text:p text:style-name="P2">¿Cuantos años tenes?</text:p>
        </text:list-item>
        <text:list-item>
          <text:p text:style-name="P2">¿Sos varon o mujer?</text:p>
        </text:list-item>
        <text:list-item>
          <text:p text:style-name="P2">Cual es tu nacionalidad y la de tus padres?</text:p>
          <text:list>
            <text:list-item>
              <text:p text:style-name="P2">Yo naci en</text:p>
            </text:list-item>
            <text:list-item>
              <text:p text:style-name="P2">mi mama nacio en</text:p>
            </text:list-item>
            <text:list-item>
              <text:p text:style-name="P2">mi papa nacio en</text:p>
            </text:list-item>
          </text:list>
        </text:list-item>
        <text:list-item>
          <text:p text:style-name="P2">¿Cuantas personas viven en tu casa de manera permanente? Incluyendote a vos</text:p>
        </text:list-item>
        <text:list-item>
          <text:p text:style-name="P2">¿cuantas habitaciones tiene la casa en la que vivis?, sin contar la cocina ni el baño</text:p>
        </text:list-item>
        <text:list-item>
          <text:p text:style-name="P2">¿alguien de tu familia recibe la asignacion universal por hijo u otro programa social?</text:p>
        </text:list-item>
        <text:list-item>
          <text:p text:style-name="P2">¿cual es el nivel educativo de tu mama?</text:p>
        </text:list-item>
        <text:list-item>
          <text:p text:style-name="P2">¿cual es el nivel educativo de tu papa?</text:p>
        </text:list-item>
        <text:list-item>
          <text:p text:style-name="P2">¿alquien en tu casa es descendiente de pueblos indigenas?</text:p>
        </text:list-item>
        <text:list-item>
          <text:p text:style-name="P2">Pensando en lo que hiciste la semana pasada..</text:p>
        </text:list-item>
        <text:list-item>
          <text:p text:style-name="P2">¿la semana pasada ademas de asistir a la escuela, trabajaste fuera de tu casa?</text:p>
        </text:list-item>
        <text:list-item>
          <text:p text:style-name="P2">¿tenes hijos?</text:p>
        </text:list-item>
        <text:list-item>
          <text:p text:style-name="P2">Estas embarazada?</text:p>
        </text:list-item>
        <text:list-item>
          <text:p text:style-name="P2">Fuiste al jardin de infantes?</text:p>
        </text:list-item>
        <text:list-item>
          <text:p text:style-name="P2">Durante la primaria repetiste algun grado?</text:p>
        </text:list-item>
        <text:list-item>
          <text:p text:style-name="P2">Durante la secundaria repetiste algun año?</text:p>
        </text:list-item>
        <text:list-item>
          <text:p text:style-name="P2">¿tenes materias previas del año pasado?</text:p>
        </text:list-item>
        <text:list-item>
          <text:p text:style-name="P2">Cuantas materias tenes desaprovadas en el segundo trimestre de este año?</text:p>
        </text:list-item>
        <text:list-item>
          <text:p text:style-name="P2">Cuantas veces faltaste a lo largo de este año?</text:p>
        </text:list-item>
        <text:list-item>
          <text:p text:style-name="P2">Durante este año fuiste a clases de apoyo?</text:p>
        </text:list-item>
        <text:list-item>
          <text:p text:style-name="P2">Como te sentis cuando estas en la escuela?</text:p>
        </text:list-item>
        <text:list-item>
          <text:p text:style-name="P2">Que es lo que te resulta mas dificil en la escuela?</text:p>
        </text:list-item>
        <text:list-item>
          <text:p text:style-name="P2">Cuales son las materias mas dificiles para tu curso?</text:p>
        </text:list-item>
        <text:list-item>
          <text:p text:style-name="P2">Sobre la clase de matematica</text:p>
        </text:list-item>
        <text:list-item>
          <text:p text:style-name="P2">sobre la clase de lengua</text:p>
        </text:list-item>
        <text:list-item>
          <text:p text:style-name="P2">en las materias relacionadas con CS.sociales</text:p>
        </text:list-item>
        <text:list-item>
          <text:p text:style-name="P2">en las materias relacionadas con CS.naturales</text:p>
        </text:list-item>
        <text:list-item>
          <text:p text:style-name="P2">cuando lees un texto de hon que te dan en la escuela ¿te resulta facil o dificil de entender lo que dice? </text:p>
        </text:list-item>
        <text:list-item>
          <text:p text:style-name="P2">¿te resulta facil o dificil comunicarte en forma escrita?</text:p>
        </text:list-item>
        <text:list-item>
          <text:p text:style-name="P2">Aplicas en la vida cotidiana lo que aprendes de matematica?</text:p>
        </text:list-item>
        <text:list-item>
          <text:p text:style-name="P2">La mayoria de los docentes</text:p>
        </text:list-item>
        <text:list-item>
          <text:p text:style-name="P2">la mayor parte de los profesores cuando presenta un nuevo tema..</text:p>
        </text:list-item>
        <text:list-item>
          <text:p text:style-name="P2">tus profesores te dan el programa de su asignatura, con los temas y textos que se trabajan durante el año?</text:p>
        </text:list-item>
        <text:list-item>
          <text:p text:style-name="P2">Para que sirve que te evaluen en la escuela?</text:p>
        </text:list-item>
        <text:list-item>
          <text:p text:style-name="P2"><text:soft-page-break/>Te llevas bien con tus compañeros?</text:p>
        </text:list-item>
        <text:list-item>
          <text:p text:style-name="P2">En tu clase, se burlan o te dejan aparte a vos o alguno de tus compañeros</text:p>
        </text:list-item>
        <text:list-item>
          <text:p text:style-name="P2">pasa en tu escuela el ultimo mes</text:p>
        </text:list-item>
        <text:list-item>
          <text:p text:style-name="P2">a continuacion se presentan algunas frases sobre tu escuela. Marca tu grado de acuerdo </text:p>
        </text:list-item>
        <text:list-item>
          <text:p text:style-name="P2">pensando en el ultimo mes, ¿hiciste alguna de estas actividades en tu tiempo libre, fuera del horario escolar?</text:p>
        </text:list-item>
        <text:list-item>
          <text:p text:style-name="P2">En tu casa tenes:</text:p>
        </text:list-item>
        <text:list-item>
          <text:p text:style-name="P2">tenes celular propio </text:p>
        </text:list-item>
        <text:list-item>
          <text:p text:style-name="P2">a que edad empezaste a usar celular, computadora, tablet, netbook, notebook</text:p>
        </text:list-item>
        <text:list-item>
          <text:p text:style-name="P2">usas computadora o celular para </text:p>
        </text:list-item>
        <text:list-item>
          <text:p text:style-name="P2">en tu tiempo libre, ¿con que frecuencia usas la computadora o el celular</text:p>
        </text:list-item>
        <text:list-item>
          <text:p text:style-name="P2">en general ¿te permiten utilizar el celular en el aula?</text:p>
        </text:list-item>
        <text:list-item>
          <text:p text:style-name="P2">Cuan facil o dificil te resulta</text:p>
        </text:list-item>
        <text:list-item>
          <text:p text:style-name="P2">cuando estas en tu escuela ¿con que frecuencia usas la computadora para trabajar en clase?</text:p>
        </text:list-item>
        <text:list-item>
          <text:p text:style-name="P2">Que tipo de actividades te proponen hacer con la computadora cuando estas en el horario de clases?</text:p>
        </text:list-item>
        <text:list-item>
          <text:p text:style-name="P2">Que sentis cuando usas la computadora en la escuela?</text:p>
        </text:list-item>
        <text:list-item>
          <text:p text:style-name="P2">Resolver las pruebas aprender ¿te fue facil o dificil?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12pt" fo:language="es" fo:country="AR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s" fo:country="AR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2T21:03:35.707381821</meta:creation-date>
    <dc:date>2025-12-02T21:18:30.288913121</dc:date>
    <meta:editing-duration>PT1M2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2" meta:paragraph-count="54" meta:word-count="527" meta:character-count="2826" meta:non-whitespace-character-count="2402"/>
  </office:meta>
</office:document-meta>
</file>